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3958333333333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10.5833333333333cm" style:use-optimal-column-width="true"/>
    </style:style>
    <style:style style:name="co5" style:family="table-column">
      <style:table-column-properties fo:break-before="auto" style:column-width="5.10645833333333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4.47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ctiveEffort_coefficient_cal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ter target TE in kN</text:p>
          </table:table-cell>
          <table:table-cell office:value-type="string" table:style-name="ce1">
            <text:p>Enter target weight in metric tons</text:p>
          </table:table-cell>
          <table:table-cell office:value-type="string" table:style-name="ce1">
            <text:p>Coefficient to use in code (3 decimal places is normally plenty)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" table:style-name="ce3">
            <text:p>100</text:p>
          </table:table-cell>
          <table:table-cell office:value-type="float" office:value="47" table:style-name="ce3">
            <text:p>47</text:p>
          </table:table-cell>
          <table:table-cell office:value-type="float" office:value="0.21710811984368214" table:formula="of:=[.B3]/(9.8*[.C3])" table:style-name="ce2">
            <text:p>0.21710812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lass_800_series" table:style-name="ta2">
        <table:table-column table:style-name="co1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6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float" office:value="801" table:style-name="ce1">
            <text:p>801</text:p>
          </table:table-cell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float" office:value="805" table:style-name="ce1">
            <text:p>805</text:p>
          </table:table-cell>
          <table:table-cell office:value-type="float" office:value="807" table:style-name="ce1">
            <text:p>807</text:p>
          </table:table-cell>
          <table:table-cell office:value-type="float" office:value="810" table:style-name="ce1">
            <text:p>81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(now)</text:p>
          </table:table-cell>
          <table:table-cell office:value-type="float" office:value="3200" table:style-name="ce1">
            <text:p>32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iesel (now)</text:p>
          </table:table-cell>
          <table:table-cell office:value-type="float" office:value="2250" table:style-name="ce1">
            <text:p>2250</text:p>
          </table:table-cell>
          <table:table-cell office:value-type="float" office:value="2250" table:style-name="ce1">
            <text:p>2250</text:p>
          </table:table-cell>
          <table:table-cell office:value-type="float" office:value="3750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table:style-name="ce1"/>
          <table:table-cell office:value-type="float" office:value="3944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gin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ngine power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86" table:style-name="ce1">
            <text:p>98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diesel</text:p>
          </table:table-cell>
          <table:table-cell office:value-type="float" office:value="2250" table:formula="of:=[.C8]*[.C9]" table:style-name="ce1">
            <text:p>2250</text:p>
          </table:table-cell>
          <table:table-cell office:value-type="float" office:value="2700" table:formula="of:=[.D8]*[.D9]" table:style-name="ce1">
            <text:p>2700</text:p>
          </table:table-cell>
          <table:table-cell office:value-type="float" office:value="3750" table:formula="of:=[.E8]*[.E9]" table:style-name="ce1">
            <text:p>3750</text:p>
          </table:table-cell>
          <table:table-cell office:value-type="float" office:value="4500" table:formula="of:=[.F8]*[.F9]" table:style-name="ce1">
            <text:p>4500</text:p>
          </table:table-cell>
          <table:table-cell office:value-type="string" table:style-name="ce1">
            <text:p>EMU</text:p>
          </table:table-cell>
          <table:table-cell office:value-type="string" table:style-name="ce1">
            <text:p>EMU</text:p>
          </table:table-cell>
          <table:table-cell office:value-type="float" office:value="2820" table:formula="of:=[.I8]*[.I9]" table:style-name="ce1">
            <text:p>2820</text:p>
          </table:table-cell>
          <table:table-cell office:value-type="float" office:value="4700" table:formula="of:=[.J8]*[.J9]" table:style-name="ce1">
            <text:p>4700</text:p>
          </table:table-cell>
          <table:table-cell office:value-type="string" table:style-name="ce1">
            <text:p>EMU</text:p>
          </table:table-cell>
          <table:table-cell office:value-type="float" office:value="2820" table:formula="of:=[.L8]*[.L9]" table:style-name="ce1">
            <text:p>2820</text:p>
          </table:table-cell>
          <table:table-cell office:value-type="string" table:style-name="ce1">
            <text:p>EMU</text:p>
          </table:table-cell>
          <table:table-cell office:value-type="float" office:value="3944" table:formula="of:=[.N8]*[.N9]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tric motors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motor power (226 kW)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electric</text:p>
          </table:table-cell>
          <table:table-cell office:value-type="float" office:value="3636" table:formula="of:=[.C14]*[.C13]" table:style-name="ce1">
            <text:p>3636</text:p>
          </table:table-cell>
          <table:table-cell office:value-type="float" office:value="3636" table:formula="of:=[.D14]*[.D13]" table:style-name="ce1">
            <text:p>3636</text:p>
          </table:table-cell>
          <table:table-cell office:value-type="float" office:value="6060" table:formula="of:=[.E14]*[.E13]" table:style-name="ce1">
            <text:p>6060</text:p>
          </table:table-cell>
          <table:table-cell office:value-type="float" office:value="6060" table:formula="of:=[.F14]*[.F13]" table:style-name="ce1">
            <text:p>6060</text:p>
          </table:table-cell>
          <table:table-cell office:value-type="float" office:value="3636" table:formula="of:=[.G14]*[.G13]" table:style-name="ce1">
            <text:p>3636</text:p>
          </table:table-cell>
          <table:table-cell office:value-type="float" office:value="6060" table:formula="of:=[.H14]*[.H13]" table:style-name="ce1">
            <text:p>6060</text:p>
          </table:table-cell>
          <table:table-cell office:value-type="float" office:value="3636" table:formula="of:=[.I14]*[.I13]" table:style-name="ce1">
            <text:p>3636</text:p>
          </table:table-cell>
          <table:table-cell office:value-type="float" office:value="6060" table:formula="of:=[.J14]*[.J13]" table:style-name="ce1">
            <text:p>6060</text:p>
          </table:table-cell>
          <table:table-cell office:value-type="float" office:value="3636" table:formula="of:=[.K14]*[.K13]" table:style-name="ce1">
            <text:p>3636</text:p>
          </table:table-cell>
          <table:table-cell office:value-type="float" office:value="3636" table:formula="of:=[.L14]*[.L13]" table:style-name="ce1">
            <text:p>3636</text:p>
          </table:table-cell>
          <table:table-cell office:value-type="float" office:value="4848" table:formula="of:=[.M14]*[.M13]" table:style-name="ce1">
            <text:p>4848</text:p>
          </table:table-cell>
          <table:table-cell office:value-type="float" office:value="3636" table:formula="of:=[.N14]*[.N13]" table:style-name="ce1">
            <text:p>3636</text:p>
          </table:table-cell>
          <table:table-cell table:number-columns-repeated="16370"/>
        </table:table-row>
        <table:table-row table:number-rows-repeated="1048561" table:style-name="ro1">
          <table:table-cell table:number-columns-repeated="16384"/>
        </table:table-row>
      </table:table>
      <table:table table:name="Steam_engines" table:style-name="ta3">
        <table:table-column table:style-name="co1" table:default-cell-style-name="ce1"/>
        <table:table-column table:style-name="co7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phenson's Planet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J70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Coppernob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4700/5700 etc</text:p>
          </table:table-cell>
          <table:table-cell office:value-type="float" office:value="350" table:style-name="ce1">
            <text:p>3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SWR Adams Radial</text:p>
          </table:table-cell>
          <table:table-cell office:value-type="float" office:value="500" table:style-name="ce1">
            <text:p>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WR Webb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Dean Goods</text:p>
          </table:table-cell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K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ER L77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edonian Single</text:p>
          </table:table-cell>
          <table:table-cell office:value-type="float" office:value="800" table:style-name="ce1">
            <text:p>8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D Austerity Tank</text:p>
          </table:table-cell>
          <table:table-cell office:value-type="float" office:value="900" table:style-name="ce1">
            <text:p>9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Hall</text:p>
          </table:table-cell>
          <table:table-cell office:value-type="float" office:value="1100" table:style-name="ce1">
            <text:p>11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R Z-Class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Great Bear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Black 5</text:p>
          </table:table-cell>
          <table:table-cell office:value-type="float" office:value="1500" table:style-name="ce1">
            <text:p>1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Jubilee</text:p>
          </table:table-cell>
          <table:table-cell office:value-type="float" office:value="1550" table:style-name="ce1">
            <text:p>15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NR A1</text:p>
          </table:table-cell>
          <table:table-cell office:value-type="float" office:value="1600" table:style-name="ce1">
            <text:p>16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V2</text:p>
          </table:table-cell>
          <table:table-cell office:value-type="float" office:value="1750" table:style-name="ce1">
            <text:p>1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A3</text:p>
          </table:table-cell>
          <table:table-cell office:value-type="float" office:value="1850" table:style-name="ce1">
            <text:p>18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</text:p>
          </table:table-cell>
          <table:table-cell office:value-type="float" office:value="2150" table:style-name="ce1">
            <text:p>21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 (Streamlined)</text:p>
          </table:table-cell>
          <table:table-cell office:value-type="float" office:value="2200" table:style-name="ce1">
            <text:p>2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andard 9F</text:p>
          </table:table-cell>
          <table:table-cell office:value-type="float" office:value="2400" table:style-name="ce1">
            <text:p>2400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Jon Story</meta:initial-creator>
    <dc:creator>Jon Story</dc:creator>
    <meta:creation-date>2024-04-26T23:12:37Z</meta:creation-date>
    <dc:date>2024-12-03T23:52:56Z</dc:date>
  </office:meta>
</office:document-meta>
</file>